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ade" officeooo:paragraph-rsid="001baade"/>
    </style:style>
    <style:style style:name="P2" style:family="paragraph" style:parent-style-name="Standard">
      <style:text-properties officeooo:rsid="001baade" officeooo:paragraph-rsid="0056c6d6"/>
    </style:style>
    <style:style style:name="P3" style:family="paragraph" style:parent-style-name="Standard">
      <style:paragraph-properties fo:text-align="justify" style:justify-single-word="false"/>
      <style:text-properties fo:font-size="14pt" officeooo:rsid="001d805b" officeooo:paragraph-rsid="001d805b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26cab0" officeooo:paragraph-rsid="0020581b" style:font-size-asian="14pt" style:font-size-complex="14pt"/>
    </style:style>
    <style:style style:name="P5" style:family="paragraph" style:parent-style-name="Standard">
      <style:text-properties officeooo:rsid="002fb20d" officeooo:paragraph-rsid="002fb20d"/>
    </style:style>
    <style:style style:name="P6" style:family="paragraph" style:parent-style-name="Standard">
      <style:text-properties officeooo:rsid="002fb20d" officeooo:paragraph-rsid="004de8ef"/>
    </style:style>
    <style:style style:name="P7" style:family="paragraph" style:parent-style-name="Standard">
      <style:text-properties officeooo:paragraph-rsid="004833fc"/>
    </style:style>
    <style:style style:name="P8" style:family="paragraph" style:parent-style-name="Standard">
      <style:text-properties officeooo:paragraph-rsid="0049c9fb"/>
    </style:style>
    <style:style style:name="P9" style:family="paragraph" style:parent-style-name="Standard">
      <style:text-properties officeooo:rsid="0049c9fb" officeooo:paragraph-rsid="004b1f3f"/>
    </style:style>
    <style:style style:name="P10" style:family="paragraph" style:parent-style-name="Standard">
      <style:text-properties officeooo:rsid="004cffe0" officeooo:paragraph-rsid="004cffe0"/>
    </style:style>
    <style:style style:name="P11" style:family="paragraph" style:parent-style-name="Standard">
      <style:text-properties officeooo:paragraph-rsid="005348eb"/>
    </style:style>
    <style:style style:name="P12" style:family="paragraph" style:parent-style-name="Standard">
      <style:text-properties officeooo:rsid="005c656c" officeooo:paragraph-rsid="005c656c"/>
    </style:style>
    <style:style style:name="T1" style:family="text">
      <style:text-properties officeooo:rsid="002e8b30"/>
    </style:style>
    <style:style style:name="T2" style:family="text">
      <style:text-properties officeooo:rsid="002fb20d"/>
    </style:style>
    <style:style style:name="T3" style:family="text">
      <style:text-properties officeooo:rsid="00357aff"/>
    </style:style>
    <style:style style:name="T4" style:family="text">
      <style:text-properties style:font-name="serif" fo:font-size="12pt" officeooo:rsid="00357aff"/>
    </style:style>
    <style:style style:name="T5" style:family="text">
      <style:text-properties style:font-name="serif" fo:font-size="12pt" officeooo:rsid="00374e87"/>
    </style:style>
    <style:style style:name="T6" style:family="text">
      <style:text-properties style:font-name="serif" fo:font-size="12pt" officeooo:rsid="0043f0f7"/>
    </style:style>
    <style:style style:name="T7" style:family="text">
      <style:text-properties officeooo:rsid="003a04b8"/>
    </style:style>
    <style:style style:name="T8" style:family="text">
      <style:text-properties officeooo:rsid="004b1f3f"/>
    </style:style>
    <style:style style:name="T9" style:family="text">
      <style:text-properties officeooo:rsid="004de8ef"/>
    </style:style>
    <style:style style:name="T10" style:family="text">
      <style:text-properties officeooo:rsid="0051b48c"/>
    </style:style>
    <style:style style:name="T11" style:family="text">
      <style:text-properties officeooo:rsid="0054e9e1"/>
    </style:style>
    <style:style style:name="T12" style:family="text">
      <style:text-properties officeooo:rsid="0056c6d6"/>
    </style:style>
    <style:style style:name="T13" style:family="text">
      <style:text-properties officeooo:rsid="005936e1"/>
    </style:style>
    <style:style style:name="T14" style:family="text">
      <style:text-properties officeooo:rsid="005a99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dos:</text:p>
      <text:p text:style-name="P1"/>
      <text:p text:style-name="P12">\section{Sloan Digital Sky Survey}</text:p>
      <text:p text:style-name="P12">O SDSS \cite{2000AJ....120.1579Y} é um levantamento fotométrico e espectroscópico que cobre mais de 10000 graus\textsuperscript{2} de área no céu. O SDSS usa um telescópio de 2.5 metros, situado no Apache Point Observatory em Novo México (USA), equipado com <text:s/>uma câmera de largo campo de imageamento \cite{1998AJ....116.3040G}, com <text:s/>24 2048 x 2048 CCDs no plano focal com 0$''$.396 pixels. A câmera <text:s/>foi preparada para imagear o céu em um sistema de filtros em cinco bandas ópticas u,g,r,i,z. Estes filtros têm os respectivos comprimentos de onda: <text:s/>3550 , 4770, 6230, 7620, e 9130 $\mathring{A}$ \cite{1996AJ....111.1748F}. A profundidade em magnitude atingida pelo levantamento, para <text:s/>5$\sigma$ e 1$''$ de seeing, <text:s/>nos cinco filtros é de u = 22.3, g = 23.3, r = 23.1, i = 22.3, z = 20.8. \par</text:p>
      <text:p text:style-name="P12">A coleta de dados começou no ano 2000, e o imageamento final cobre cerca de 35$\% $do céu, com observações fotométricas de cerca de 500 milhões de objetos. \par</text:p>
      <text:p text:style-name="P12">O SDSS foi separado em três fases de observação, SDSS-I (2000 a 2005), SDSS-II (2005 a 2008) e o SDSS-III\footnote{\url{https://www.sdss3.org/}} (2008 a 2014). Nós usamos os dados do SDSS-III, especificamente os dados fotométricos do Baryon Oscillation Spectroscopic Survey (BOSS), no hemisfério sul galáctico, que cobre cerca de 2000 graus\textsuperscript{2} <text:s/>e faz parte do Data Release 8 (DR8) do SDSS \cite{2011ApJS..193...29A}. Também usamos dados <text:s/>do SDSS em volta de galáxias anãs <text:s/>e aglomerados globulares conhecidos. Os catálogos foram obtidos através <text:s/>do Sky Server, sistema online com os dados públicos do SDSS. Esses catálogos são produzidos <text:s/>a partir dos pipelines de redução de dados do SDSS. Para mais detalhes veja \cite{2001ASPC..238..269L,2000AJ....120.1579Y,2002AJ....123..485S}. <text:s/>A separação estrela galáxia foi feita usando a classificação dada pelos catálogos reduzidos do SDSS. Selecionamos todas as fontes classificadas como pontuais. Essa classificação é feita usando a diferença entre magnitude cmodel e PSF \cite{2002AJ....123..485S}. Para garantirmos a qualidade fotométrica dos dados, selecionamos apenas fontes com magnitude $\le$ 23.0 nos 4 filtros g,r,i,z e também só selecionamos fontes com FLAG $\le$ 3. O Skyserver também nos porveem com magnitudes corrigidas para extinção, usando mapas de \cite{1998ApJ...500..525S}. Mostramos na figura \ref{fig:footprintsdss}\footnote{Créditos da imagem:\url{https://www.sdss3.org/dr9/}} o footprint do SDSS-III.</text:p>
      <text:p text:style-name="P12"/>
      <text:p text:style-name="P12"/>
      <text:p text:style-name="P12">\begin{figure}[h]</text:p>
      <text:p text:style-name="P12">\begin{center}</text:p>
      <text:p text:style-name="P12">\includegraphics[width=12cm]{figuras/footprintsdss.pdf}</text:p>
      <text:p text:style-name="P12">\caption{\textit{Footprint do SDSS-III em coordenadas equatoriais, para os dados lançados até o data release 9 (DR9). Os dados do BOSS estão representados pela cor amarela no mapa.}}</text:p>
      <text:p text:style-name="P12">\label{fig:footprintsdss}</text:p>
      <text:p text:style-name="P12">\end{center}</text:p>
      <text:p text:style-name="P12">\end{figure}</text:p>
      <text:p text:style-name="P12">\vspace{0.5cm}</text:p>
      <text:p text:style-name="P12"/>
      <text:p text:style-name="P12"/>
      <text:p text:style-name="P12">\section{Dark Energy Survey}</text:p>
      <text:p text:style-name="P12"/>
      <text:p text:style-name="P12">O DES \cite{2005astro.ph.10346T} é um levantamento fotométrico que cobre <text:s/>cerca de 5000 graus\textsuperscript{2} do hemisfério sul Galáctico. O projeto tem como principal objetivo melhor caracterizar o componente da energia escura, responsável pela expansão acelerada do Universo. \par</text:p>
      <text:p text:style-name="P12">As observações são possíveis através da Dark Energy Camera (DECam), câmera CCD de 3 graus\textsuperscript{2} montada no foco primário do telescópio Blanco, de 4 metros, que fica localizado no Cerro Tololo Inter-American Observatory (CTIO) \cite{2015AJ....150..150F}. Na <text:soft-page-break/>figura \ref{fig:footprintdes}\footnote{Créditos da imagem: Apresentação Josh Frieman DES-PAC Janeiro de 2014} mostramos a área do céu, que esperamos ser imageada ao longo <text:s/>das observações do DES. \par</text:p>
      <text:p text:style-name="P12"/>
      <text:p text:style-name="P12">Os principais componentes da DECam, são uma câmera óptica CCD de 519 megapixels, um detector <text:s/>óptico de campo largo (2.2 graus de visão de campo) e um sistema de filtros de 5 bandas grizY. Mostramos na figura \ref{fig:passbands}\footnote{Créditos da imagem: CTIO/NOAO/AURA/NSF} as funções de transmissão desses filtros. O plano focal da câmera consiste de sessenta e dois CCDs (0.27$''$/pixel), arranjados em um hexágono, cobrindo uma área de imageamento de 3 graus\textsuperscript{2}. \par </text:p>
      <text:p text:style-name="P12"/>
      <text:p text:style-name="P12">As observações do DES começaram em agosto de 2013, o levantamento de dados será completado após 525 noites de observação, ao longo de cinco anos. Espera-se atingir os limites em magnitude de: g = 24.6, r = 24.1, i = 24.3 e z = 23.9. Estes são limites de 10$\sigma$ em $1.5''$ de abertura, assumindo um seeing de 0.9''.</text:p>
      <text:p text:style-name="P12">As imagens produzidas pela DECam são reduzidas pelo grupo DES Data Management (DESDM), que desenvolveu um algoritimo para o processamento de dados, desde exposições únicas e correções instrumentais até a calibração de imagens co-adicionadas. \par</text:p>
      <text:p text:style-name="P12">Neste trabalho nós usamos dados do primeiro e segundo ano do DES. Especificamente os catálogos co-adicionados <text:s/>dos releases internos Y1A1 (referente ao ano 1) e Y2Q1 (referente a dados prévios do ano 2). Para maiores detalhes e referências sobre a redução de dados <text:s/>do DESDM veja, \cite{2011arXiv1109.6741S,2012SPIE.8451E..0DM}. </text:p>
      <text:p text:style-name="P12">Para selecionarmos uma amostra estelar, usamos os parâmetros dados pelo Sextractor FLAGS, SPREAD MODEL e magnitudes PSF \cite{1996A&amp;AS..117..393B,2012ApJ...757...83D}.</text:p>
      <text:p text:style-name="P12">Os critérios que usamos para garantir a qualidade da fonte foram FLAGS $\leqslant$ 3, sobre os três filtros <text:s/>g r i. Também selecionamos magnitudes entre 17mag e 23mag, para cortarmos fontes muito brilhantes que podem saturar a imagem e fontes com espúrias. </text:p>
      <text:p text:style-name="P12"><text:s text:c="2"/>Para selecionarmos uma amostra pura de estrelas, usamos o SPREAD MODEL na banda i como separador estrela/galáxia, selecionamos fontes do catálogo com $ |SPREAD \quad MODEL \quad i | \quad \leqslant 0.003$, que são mais consistentes com fontes pontuais. <text:s text:c="3"/></text:p>
      <text:p text:style-name="P12">Para evitar fontes pontuais com cores extremas (incluindo anãs vermelhas do disco Galáctico) também fizemos um corte em cor de <text:s/>$-0.5 \leqslant g-r \leqslant 1.2$.</text:p>
      <text:p text:style-name="P12"/>
      <text:p text:style-name="P12"/>
      <text:p text:style-name="P12"/>
      <text:p text:style-name="P12">\begin{figure}[h]</text:p>
      <text:p text:style-name="P12">\begin{center}</text:p>
      <text:p text:style-name="P12">\includegraphics[width=12cm]{figuras/footprintdes.pdf}</text:p>
      <text:p text:style-name="P12">\caption{\textit{Footprint do DES em coordenadas equatoriais, área lilás representa a área total a ser coberta pelo DES, as áreas em azul representam filtros de super nova, áreas em rosa representão dados de verificaçao e as áreas rachuradas representam os dados cobertos pelo ano 1.}}</text:p>
      <text:p text:style-name="P12">\label{fig:footprintdes}</text:p>
      <text:p text:style-name="P12">\end{center}</text:p>
      <text:p text:style-name="P12">\end{figure}</text:p>
      <text:p text:style-name="P12">\vspace{0.5cm}</text:p>
      <text:p text:style-name="P12"/>
      <text:p text:style-name="P12">\begin{figure}[h]</text:p>
      <text:p text:style-name="P12">\begin{center}</text:p>
      <text:p text:style-name="P12">\includegraphics[width=12cm]{figuras/passbands.pdf}</text:p>
      <text:p text:style-name="P12">\caption{\textit{Transmissão medida para os filtros ugrizY do DES. }}</text:p>
      <text:p text:style-name="P12">\label{fig:passbands}</text:p>
      <text:p text:style-name="P12">\end{center}</text:p>
      <text:p text:style-name="P12"><text:soft-page-break/>\end{figure}</text:p>
      <text:p text:style-name="P12">\vspace{0.5cm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20:43:01.430914585</meta:creation-date>
    <dc:date>2015-11-15T02:13:41.485280688</dc:date>
    <meta:editing-duration>PT14H13M32S</meta:editing-duration>
    <meta:editing-cycles>47</meta:editing-cycles>
    <meta:generator>LibreOffice/4.2.7.2$Linux_X86_64 LibreOffice_project/420m0$Build-2</meta:generator>
    <meta:document-statistic meta:table-count="0" meta:image-count="0" meta:object-count="0" meta:page-count="3" meta:paragraph-count="40" meta:word-count="897" meta:character-count="6462" meta:non-whitespace-character-count="5577"/>
  </office:meta>
</office:document-meta>
</file>